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1_sup" table:style-name="ta1">
        <table:shapes>
          <draw:frame draw:z-index="0" draw:style-name="gr1" draw:text-style-name="P1" svg:width="29.856cm" svg:height="16.793cm" svg:x="12.943cm" svg:y="0.685cm">
            <draw:object draw:notify-on-update-of-ranges="l1_sup.A2033:l1_sup.A2222 l1_sup.B2033:l1_sup.B2222 l1_sup.C2033:l1_sup.C2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Executar #1</text:p>
          </table:table-cell>
        </table:table-row>
        <table:table-row table:style-name="ro1">
          <table:table-cell office:value-type="string" calcext:value-type="string">
            <text:p>Tempo (s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Tensão (V)</text:p>
          </table:table-cell>
          <table:table-cell office:value-type="string" calcext:value-type="string">
            <text:p>Potência (W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13" calcext:value-type="float">
            <text:p>1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73" calcext:value-type="float">
            <text:p>1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81" calcext:value-type="float">
            <text:p>1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11" calcext:value-type="float">
            <text:p>1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39" calcext:value-type="float">
            <text:p>1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53" calcext:value-type="float">
            <text:p>1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57" calcext:value-type="float">
            <text:p>1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83" calcext:value-type="float">
            <text:p>1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02" calcext:value-type="float">
            <text:p>1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1" calcext:value-type="float">
            <text:p>1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4" calcext:value-type="float">
            <text:p>1.2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1" calcext:value-type="float">
            <text:p>1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76" calcext:value-type="float">
            <text:p>1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89" calcext:value-type="float">
            <text:p>1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" calcext:value-type="float">
            <text:p>1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7" calcext:value-type="float">
            <text:p>1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53" calcext:value-type="float">
            <text:p>1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73" calcext:value-type="float">
            <text:p>1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82" calcext:value-type="float">
            <text:p>1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91" calcext:value-type="float">
            <text:p>1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4" calcext:value-type="float">
            <text:p>1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02" calcext:value-type="float">
            <text:p>1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03" calcext:value-type="float">
            <text:p>1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7" calcext:value-type="float">
            <text:p>1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53" calcext:value-type="float">
            <text:p>1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69" calcext:value-type="float">
            <text:p>1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83" calcext:value-type="float">
            <text:p>1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89" calcext:value-type="float">
            <text:p>1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4" calcext:value-type="float">
            <text:p>1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23" calcext:value-type="float">
            <text:p>1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33" calcext:value-type="float">
            <text:p>1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41" calcext:value-type="float">
            <text:p>1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19" calcext:value-type="float">
            <text:p>1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81" calcext:value-type="float">
            <text:p>1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699" calcext:value-type="float">
            <text:p>1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01" calcext:value-type="float">
            <text:p>1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03" calcext:value-type="float">
            <text:p>1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6" calcext:value-type="float">
            <text:p>1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12" calcext:value-type="float">
            <text:p>1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3" calcext:value-type="float">
            <text:p>1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17" calcext:value-type="float">
            <text:p>1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19" calcext:value-type="float">
            <text:p>1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3" calcext:value-type="float">
            <text:p>1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1" calcext:value-type="float">
            <text:p>1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57" calcext:value-type="float">
            <text:p>1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61" calcext:value-type="float">
            <text:p>1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71" calcext:value-type="float">
            <text:p>1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72" calcext:value-type="float">
            <text:p>1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78" calcext:value-type="float">
            <text:p>1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82" calcext:value-type="float">
            <text:p>1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" calcext:value-type="float">
            <text:p>1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88" calcext:value-type="float">
            <text:p>1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798" calcext:value-type="float">
            <text:p>1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799" calcext:value-type="float">
            <text:p>1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01" calcext:value-type="float">
            <text:p>1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08" calcext:value-type="float">
            <text:p>1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11" calcext:value-type="float">
            <text:p>1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17" calcext:value-type="float">
            <text:p>1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6" calcext:value-type="float">
            <text:p>1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37" calcext:value-type="float">
            <text:p>1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42" calcext:value-type="float">
            <text:p>1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7" calcext:value-type="float">
            <text:p>1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51" calcext:value-type="float">
            <text:p>1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71" calcext:value-type="float">
            <text:p>1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73" calcext:value-type="float">
            <text:p>1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78" calcext:value-type="float">
            <text:p>1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6" calcext:value-type="float">
            <text:p>1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1" calcext:value-type="float">
            <text:p>1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17" calcext:value-type="float">
            <text:p>1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49" calcext:value-type="float">
            <text:p>1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51" calcext:value-type="float">
            <text:p>1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52" calcext:value-type="float">
            <text:p>1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6" calcext:value-type="float">
            <text:p>1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69" calcext:value-type="float">
            <text:p>1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73" calcext:value-type="float">
            <text:p>1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77" calcext:value-type="float">
            <text:p>1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82" calcext:value-type="float">
            <text:p>1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3" calcext:value-type="float">
            <text:p>1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6" calcext:value-type="float">
            <text:p>1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87" calcext:value-type="float">
            <text:p>1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89" calcext:value-type="float">
            <text:p>1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91" calcext:value-type="float">
            <text:p>1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4" calcext:value-type="float">
            <text:p>1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97" calcext:value-type="float">
            <text:p>1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999" calcext:value-type="float">
            <text:p>1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01" calcext:value-type="float">
            <text:p>2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3" calcext:value-type="float">
            <text:p>2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06" calcext:value-type="float">
            <text:p>2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11" calcext:value-type="float">
            <text:p>2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13" calcext:value-type="float">
            <text:p>2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14" calcext:value-type="float">
            <text:p>2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19" calcext:value-type="float">
            <text:p>2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1" calcext:value-type="float">
            <text:p>2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2" calcext:value-type="float">
            <text:p>2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023" calcext:value-type="float">
            <text:p>2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26" calcext:value-type="float">
            <text:p>2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27" calcext:value-type="float">
            <text:p>2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029" calcext:value-type="float">
            <text:p>2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031" calcext:value-type="float">
            <text:p>2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032" calcext:value-type="float">
            <text:p>2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033" calcext:value-type="float">
            <text:p>2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36" calcext:value-type="float">
            <text:p>2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37" calcext:value-type="float">
            <text:p>2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38" calcext:value-type="float">
            <text:p>2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039" calcext:value-type="float">
            <text:p>2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041" calcext:value-type="float">
            <text:p>2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042" calcext:value-type="float">
            <text:p>2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2.046" calcext:value-type="float">
            <text:p>2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047" calcext:value-type="float">
            <text:p>2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2.049" calcext:value-type="float">
            <text:p>2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2.051" calcext:value-type="float">
            <text:p>2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2.053" calcext:value-type="float">
            <text:p>2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2.054" calcext:value-type="float">
            <text:p>2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2.056" calcext:value-type="float">
            <text:p>2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711" calcext:value-type="float">
            <text:p>0.0000711</text:p>
          </table:table-cell>
        </table:table-row>
        <table:table-row table:style-name="ro1">
          <table:table-cell office:value-type="float" office:value="2.057" calcext:value-type="float">
            <text:p>2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66" calcext:value-type="float">
            <text:p>0.0000766</text:p>
          </table:table-cell>
        </table:table-row>
        <table:table-row table:style-name="ro1">
          <table:table-cell office:value-type="float" office:value="2.058" calcext:value-type="float">
            <text:p>2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821" calcext:value-type="float">
            <text:p>0.0000821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875" calcext:value-type="float">
            <text:p>0.000087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9" calcext:value-type="float">
            <text:p>0.19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2.061" calcext:value-type="float">
            <text:p>2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" calcext:value-type="float">
            <text:p>0.2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2.062" calcext:value-type="float">
            <text:p>2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office:value-type="float" office:value="2.063" calcext:value-type="float">
            <text:p>2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7" calcext:value-type="float">
            <text:p>0.27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" calcext:value-type="float">
            <text:p>0.3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2.066" calcext:value-type="float">
            <text:p>2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8" calcext:value-type="float">
            <text:p>0.38</text:p>
          </table:table-cell>
          <table:table-cell office:value-type="float" office:value="0.000202" calcext:value-type="float">
            <text:p>0.000202</text:p>
          </table:table-cell>
        </table:table-row>
        <table:table-row table:style-name="ro1">
          <table:table-cell office:value-type="float" office:value="2.067" calcext:value-type="float">
            <text:p>2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3" calcext:value-type="float">
            <text:p>0.43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8" calcext:value-type="float">
            <text:p>0.48</text:p>
          </table:table-cell>
          <table:table-cell office:value-type="float" office:value="0.000257" calcext:value-type="float">
            <text:p>0.000257</text:p>
          </table:table-cell>
        </table:table-row>
        <table:table-row table:style-name="ro1">
          <table:table-cell office:value-type="float" office:value="2.069" calcext:value-type="float">
            <text:p>2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4" calcext:value-type="float">
            <text:p>0.54</text:p>
          </table:table-cell>
          <table:table-cell office:value-type="float" office:value="0.000287" calcext:value-type="float">
            <text:p>0.00028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" calcext:value-type="float">
            <text:p>0.6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float" office:value="2.071" calcext:value-type="float">
            <text:p>2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8" calcext:value-type="float">
            <text:p>0.68</text:p>
          </table:table-cell>
          <table:table-cell office:value-type="float" office:value="0.000367" calcext:value-type="float">
            <text:p>0.000367</text:p>
          </table:table-cell>
        </table:table-row>
        <table:table-row table:style-name="ro1">
          <table:table-cell office:value-type="float" office:value="2.072" calcext:value-type="float">
            <text:p>2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7" calcext:value-type="float">
            <text:p>0.77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float" office:value="2.073" calcext:value-type="float">
            <text:p>2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7" calcext:value-type="float">
            <text:p>0.87</text:p>
          </table:table-cell>
          <table:table-cell office:value-type="float" office:value="0.000465" calcext:value-type="float">
            <text:p>0.000465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98" calcext:value-type="float">
            <text:p>0.98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1" calcext:value-type="float">
            <text:p>1.1</text:p>
          </table:table-cell>
          <table:table-cell office:value-type="float" office:value="0.000591" calcext:value-type="float">
            <text:p>0.000591</text:p>
          </table:table-cell>
        </table:table-row>
        <table:table-row table:style-name="ro1">
          <table:table-cell office:value-type="float" office:value="2.076" calcext:value-type="float">
            <text:p>2.07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7" calcext:value-type="float">
            <text:p>2.07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078" calcext:value-type="float">
            <text:p>2.078</text:p>
          </table:table-cell>
          <table:table-cell office:value-type="float" office:value="-0.01" calcext:value-type="float">
            <text:p>-0.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079" calcext:value-type="float">
            <text:p>2.079</text:p>
          </table:table-cell>
          <table:table-cell office:value-type="float" office:value="-0.02" calcext:value-type="float">
            <text:p>-0.02</text:p>
          </table:table-cell>
          <table:table-cell office:value-type="float" office:value="1.24" calcext:value-type="float">
            <text:p>1.2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-0.03" calcext:value-type="float">
            <text:p>-0.03</text:p>
          </table:table-cell>
          <table:table-cell office:value-type="float" office:value="1.26" calcext:value-type="float">
            <text:p>1.2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.081" calcext:value-type="float">
            <text:p>2.081</text:p>
          </table:table-cell>
          <table:table-cell office:value-type="float" office:value="-0.04" calcext:value-type="float">
            <text:p>-0.04</text:p>
          </table:table-cell>
          <table:table-cell office:value-type="float" office:value="1.28" calcext:value-type="float">
            <text:p>1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.082" calcext:value-type="float">
            <text:p>2.082</text:p>
          </table:table-cell>
          <table:table-cell office:value-type="float" office:value="-0.05" calcext:value-type="float">
            <text:p>-0.05</text:p>
          </table:table-cell>
          <table:table-cell office:value-type="float" office:value="1.3" calcext:value-type="float">
            <text:p>1.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.083" calcext:value-type="float">
            <text:p>2.083</text:p>
          </table:table-cell>
          <table:table-cell office:value-type="float" office:value="-0.06" calcext:value-type="float">
            <text:p>-0.06</text:p>
          </table:table-cell>
          <table:table-cell office:value-type="float" office:value="1.32" calcext:value-type="float">
            <text:p>1.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-0.07" calcext:value-type="float">
            <text:p>-0.07</text:p>
          </table:table-cell>
          <table:table-cell office:value-type="float" office:value="1.34" calcext:value-type="float">
            <text:p>1.3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-0.09" calcext:value-type="float">
            <text:p>-0.09</text:p>
          </table:table-cell>
          <table:table-cell office:value-type="float" office:value="1.36" calcext:value-type="float">
            <text:p>1.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.086" calcext:value-type="float">
            <text:p>2.086</text:p>
          </table:table-cell>
          <table:table-cell office:value-type="float" office:value="-0.1" calcext:value-type="float">
            <text:p>-0.1</text:p>
          </table:table-cell>
          <table:table-cell office:value-type="float" office:value="1.38" calcext:value-type="float">
            <text:p>1.3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.087" calcext:value-type="float">
            <text:p>2.087</text:p>
          </table:table-cell>
          <table:table-cell office:value-type="float" office:value="-0.12" calcext:value-type="float">
            <text:p>-0.12</text:p>
          </table:table-cell>
          <table:table-cell office:value-type="float" office:value="1.39" calcext:value-type="float">
            <text:p>1.3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-0.13" calcext:value-type="float">
            <text:p>-0.13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089" calcext:value-type="float">
            <text:p>2.089</text:p>
          </table:table-cell>
          <table:table-cell office:value-type="float" office:value="-0.14" calcext:value-type="float">
            <text:p>-0.14</text:p>
          </table:table-cell>
          <table:table-cell office:value-type="float" office:value="1.41" calcext:value-type="float">
            <text:p>1.4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-0.14" calcext:value-type="float">
            <text:p>-0.14</text:p>
          </table:table-cell>
          <table:table-cell office:value-type="float" office:value="1.41" calcext:value-type="float">
            <text:p>1.4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91" calcext:value-type="float">
            <text:p>2.091</text:p>
          </table:table-cell>
          <table:table-cell office:value-type="float" office:value="-0.14" calcext:value-type="float">
            <text:p>-0.14</text:p>
          </table:table-cell>
          <table:table-cell office:value-type="float" office:value="1.41" calcext:value-type="float">
            <text:p>1.4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.092" calcext:value-type="float">
            <text:p>2.092</text:p>
          </table:table-cell>
          <table:table-cell office:value-type="float" office:value="-0.14" calcext:value-type="float">
            <text:p>-0.14</text:p>
          </table:table-cell>
          <table:table-cell office:value-type="float" office:value="1.4" calcext:value-type="float">
            <text:p>1.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-0.13" calcext:value-type="float">
            <text:p>-0.13</text:p>
          </table:table-cell>
          <table:table-cell office:value-type="float" office:value="1.38" calcext:value-type="float">
            <text:p>1.3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094" calcext:value-type="float">
            <text:p>2.094</text:p>
          </table:table-cell>
          <table:table-cell office:value-type="float" office:value="-0.11" calcext:value-type="float">
            <text:p>-0.11</text:p>
          </table:table-cell>
          <table:table-cell office:value-type="float" office:value="1.37" calcext:value-type="float">
            <text:p>1.3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-0.1" calcext:value-type="float">
            <text:p>-0.1</text:p>
          </table:table-cell>
          <table:table-cell office:value-type="float" office:value="1.34" calcext:value-type="float">
            <text:p>1.3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-0.08" calcext:value-type="float">
            <text:p>-0.08</text:p>
          </table:table-cell>
          <table:table-cell office:value-type="float" office:value="1.33" calcext:value-type="float">
            <text:p>1.3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.097" calcext:value-type="float">
            <text:p>2.097</text:p>
          </table:table-cell>
          <table:table-cell office:value-type="float" office:value="-0.06" calcext:value-type="float">
            <text:p>-0.06</text:p>
          </table:table-cell>
          <table:table-cell office:value-type="float" office:value="1.3" calcext:value-type="float">
            <text:p>1.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-0.04" calcext:value-type="float">
            <text:p>-0.04</text:p>
          </table:table-cell>
          <table:table-cell office:value-type="float" office:value="1.28" calcext:value-type="float">
            <text:p>1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.099" calcext:value-type="float">
            <text:p>2.099</text:p>
          </table:table-cell>
          <table:table-cell office:value-type="float" office:value="-0.03" calcext:value-type="float">
            <text:p>-0.03</text:p>
          </table:table-cell>
          <table:table-cell office:value-type="float" office:value="1.25" calcext:value-type="float">
            <text:p>1.2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01" calcext:value-type="float">
            <text:p>-0.01</text:p>
          </table:table-cell>
          <table:table-cell office:value-type="float" office:value="1.21" calcext:value-type="float">
            <text:p>1.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101" calcext:value-type="float">
            <text:p>2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4" calcext:value-type="float">
            <text:p>0.44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office:value-type="float" office:value="2.102" calcext:value-type="float">
            <text:p>2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2.103" calcext:value-type="float">
            <text:p>2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6" calcext:value-type="float">
            <text:p>-0.66</text:p>
          </table:table-cell>
          <table:table-cell office:value-type="float" office:value="0.000353" calcext:value-type="float">
            <text:p>0.000353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22" calcext:value-type="float">
            <text:p>-1.22</text:p>
          </table:table-cell>
          <table:table-cell office:value-type="float" office:value="0.000651" calcext:value-type="float">
            <text:p>0.000651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79" calcext:value-type="float">
            <text:p>-1.79</text:p>
          </table:table-cell>
          <table:table-cell office:value-type="float" office:value="0.00096" calcext:value-type="float">
            <text:p>0.00096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41" calcext:value-type="float">
            <text:p>-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7" calcext:value-type="float">
            <text:p>2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03" calcext:value-type="float">
            <text:p>-3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8" calcext:value-type="float">
            <text:p>2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68" calcext:value-type="float">
            <text:p>-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34" calcext:value-type="float">
            <text:p>-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96" calcext:value-type="float">
            <text:p>-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1" calcext:value-type="float">
            <text:p>2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49" calcext:value-type="float">
            <text:p>-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8" calcext:value-type="float">
            <text:p>-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1" calcext:value-type="float">
            <text:p>-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4" calcext:value-type="float">
            <text:p>2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17" calcext:value-type="float">
            <text:p>-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08" calcext:value-type="float">
            <text:p>-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3" calcext:value-type="float">
            <text:p>-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7" calcext:value-type="float">
            <text:p>2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46" calcext:value-type="float">
            <text:p>-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98" calcext:value-type="float">
            <text:p>-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44" calcext:value-type="float">
            <text:p>-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88" calcext:value-type="float">
            <text:p>-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1" calcext:value-type="float">
            <text:p>2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36" calcext:value-type="float">
            <text:p>-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" calcext:value-type="float">
            <text:p>2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88" calcext:value-type="float">
            <text:p>-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3" calcext:value-type="float">
            <text:p>2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46" calcext:value-type="float">
            <text:p>-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4" calcext:value-type="float">
            <text:p>2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78" calcext:value-type="float">
            <text:p>-1.78</text:p>
          </table:table-cell>
          <table:table-cell office:value-type="float" office:value="0.000952" calcext:value-type="float">
            <text:p>0.000952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52" calcext:value-type="float">
            <text:p>-1.52</text:p>
          </table:table-cell>
          <table:table-cell office:value-type="float" office:value="0.000812" calcext:value-type="float">
            <text:p>0.000812</text:p>
          </table:table-cell>
        </table:table-row>
        <table:table-row table:style-name="ro1">
          <table:table-cell office:value-type="float" office:value="2.127" calcext:value-type="float">
            <text:p>2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3" calcext:value-type="float">
            <text:p>-1.3</text:p>
          </table:table-cell>
          <table:table-cell office:value-type="float" office:value="0.000695" calcext:value-type="float">
            <text:p>0.000695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11" calcext:value-type="float">
            <text:p>-1.11</text:p>
          </table:table-cell>
          <table:table-cell office:value-type="float" office:value="0.000594" calcext:value-type="float">
            <text:p>0.000594</text:p>
          </table:table-cell>
        </table:table-row>
        <table:table-row table:style-name="ro1">
          <table:table-cell office:value-type="float" office:value="2.129" calcext:value-type="float">
            <text:p>2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95" calcext:value-type="float">
            <text:p>-0.95</text:p>
          </table:table-cell>
          <table:table-cell office:value-type="float" office:value="0.000509" calcext:value-type="float">
            <text:p>0.000509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83" calcext:value-type="float">
            <text:p>-0.83</text:p>
          </table:table-cell>
          <table:table-cell office:value-type="float" office:value="0.000443" calcext:value-type="float">
            <text:p>0.000443</text:p>
          </table:table-cell>
        </table:table-row>
        <table:table-row table:style-name="ro1">
          <table:table-cell office:value-type="float" office:value="2.131" calcext:value-type="float">
            <text:p>2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2" calcext:value-type="float">
            <text:p>-0.72</text:p>
          </table:table-cell>
          <table:table-cell office:value-type="float" office:value="0.000383" calcext:value-type="float">
            <text:p>0.000383</text:p>
          </table:table-cell>
        </table:table-row>
        <table:table-row table:style-name="ro1">
          <table:table-cell office:value-type="float" office:value="2.132" calcext:value-type="float">
            <text:p>2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3" calcext:value-type="float">
            <text:p>-0.63</text:p>
          </table:table-cell>
          <table:table-cell office:value-type="float" office:value="0.000336" calcext:value-type="float">
            <text:p>0.000336</text:p>
          </table:table-cell>
        </table:table-row>
        <table:table-row table:style-name="ro1">
          <table:table-cell office:value-type="float" office:value="2.133" calcext:value-type="float">
            <text:p>2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5" calcext:value-type="float">
            <text:p>-0.55</text:p>
          </table:table-cell>
          <table:table-cell office:value-type="float" office:value="0.000293" calcext:value-type="float">
            <text:p>0.000293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9" calcext:value-type="float">
            <text:p>-0.49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3" calcext:value-type="float">
            <text:p>-0.43</text:p>
          </table:table-cell>
          <table:table-cell office:value-type="float" office:value="0.000233" calcext:value-type="float">
            <text:p>0.000233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9" calcext:value-type="float">
            <text:p>-0.39</text:p>
          </table:table-cell>
          <table:table-cell office:value-type="float" office:value="0.000208" calcext:value-type="float">
            <text:p>0.000208</text:p>
          </table:table-cell>
        </table:table-row>
        <table:table-row table:style-name="ro1">
          <table:table-cell office:value-type="float" office:value="2.137" calcext:value-type="float">
            <text:p>2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5" calcext:value-type="float">
            <text:p>-0.35</text:p>
          </table:table-cell>
          <table:table-cell office:value-type="float" office:value="0.000186" calcext:value-type="float">
            <text:p>0.000186</text:p>
          </table:table-cell>
        </table:table-row>
        <table:table-row table:style-name="ro1">
          <table:table-cell office:value-type="float" office:value="2.138" calcext:value-type="float">
            <text:p>2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167" calcext:value-type="float">
            <text:p>0.000167</text:p>
          </table:table-cell>
        </table:table-row>
        <table:table-row table:style-name="ro1">
          <table:table-cell office:value-type="float" office:value="2.139" calcext:value-type="float">
            <text:p>2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0153" calcext:value-type="float">
            <text:p>0.000153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4" calcext:value-type="float">
            <text:p>-0.24</text:p>
          </table:table-cell>
          <table:table-cell office:value-type="float" office:value="0.000129" calcext:value-type="float">
            <text:p>0.000129</text:p>
          </table:table-cell>
        </table:table-row>
        <table:table-row table:style-name="ro1">
          <table:table-cell office:value-type="float" office:value="2.141" calcext:value-type="float">
            <text:p>2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2.142" calcext:value-type="float">
            <text:p>2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2.146" calcext:value-type="float">
            <text:p>2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2.147" calcext:value-type="float">
            <text:p>2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2.149" calcext:value-type="float">
            <text:p>2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2.151" calcext:value-type="float">
            <text:p>2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711" calcext:value-type="float">
            <text:p>0.0000711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00821" calcext:value-type="float">
            <text:p>0.0000821</text:p>
          </table:table-cell>
        </table:table-row>
        <table:table-row table:style-name="ro1">
          <table:table-cell office:value-type="float" office:value="2.153" calcext:value-type="float">
            <text:p>2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6" calcext:value-type="float">
            <text:p>-0.16</text:p>
          </table:table-cell>
          <table:table-cell office:value-type="float" office:value="0.0000875" calcext:value-type="float">
            <text:p>0.0000875</text:p>
          </table:table-cell>
        </table:table-row>
        <table:table-row table:style-name="ro1">
          <table:table-cell office:value-type="float" office:value="2.154" calcext:value-type="float">
            <text:p>2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00985" calcext:value-type="float">
            <text:p>0.0000985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" calcext:value-type="float">
            <text:p>-0.2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2.156" calcext:value-type="float">
            <text:p>2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" calcext:value-type="float">
            <text:p>-0.2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2.157" calcext:value-type="float">
            <text:p>2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3" calcext:value-type="float">
            <text:p>-0.23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2.161" calcext:value-type="float">
            <text:p>2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2.162" calcext:value-type="float">
            <text:p>2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8" calcext:value-type="float">
            <text:p>-0.28</text:p>
          </table:table-cell>
          <table:table-cell office:value-type="float" office:value="0.00015" calcext:value-type="float">
            <text:p>0.00015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" calcext:value-type="float">
            <text:p>-0.2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00957" calcext:value-type="float">
            <text:p>0.0000957</text:p>
          </table:table-cell>
        </table:table-row>
        <table:table-row table:style-name="ro1">
          <table:table-cell office:value-type="float" office:value="2.166" calcext:value-type="float">
            <text:p>2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0903" calcext:value-type="float">
            <text:p>0.0000903</text:p>
          </table:table-cell>
        </table:table-row>
        <table:table-row table:style-name="ro1">
          <table:table-cell office:value-type="float" office:value="2.167" calcext:value-type="float">
            <text:p>2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00793" calcext:value-type="float">
            <text:p>0.0000793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711" calcext:value-type="float">
            <text:p>0.0000711</text:p>
          </table:table-cell>
        </table:table-row>
        <table:table-row table:style-name="ro1">
          <table:table-cell office:value-type="float" office:value="2.169" calcext:value-type="float">
            <text:p>2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2.171" calcext:value-type="float">
            <text:p>2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2.174" calcext:value-type="float">
            <text:p>2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176" calcext:value-type="float">
            <text:p>2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177" calcext:value-type="float">
            <text:p>2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178" calcext:value-type="float">
            <text:p>2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179" calcext:value-type="float">
            <text:p>2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181" calcext:value-type="float">
            <text:p>2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2.182" calcext:value-type="float">
            <text:p>2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2.183" calcext:value-type="float">
            <text:p>2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2.186" calcext:value-type="float">
            <text:p>2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684" calcext:value-type="float">
            <text:p>0.0000684</text:p>
          </table:table-cell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39" calcext:value-type="float">
            <text:p>0.0000739</text:p>
          </table:table-cell>
        </table:table-row>
        <table:table-row table:style-name="ro1">
          <table:table-cell office:value-type="float" office:value="2.188" calcext:value-type="float">
            <text:p>2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793" calcext:value-type="float">
            <text:p>0.0000793</text:p>
          </table:table-cell>
        </table:table-row>
        <table:table-row table:style-name="ro1">
          <table:table-cell office:value-type="float" office:value="2.189" calcext:value-type="float">
            <text:p>2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821" calcext:value-type="float">
            <text:p>0.000082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821" calcext:value-type="float">
            <text:p>0.0000821</text:p>
          </table:table-cell>
        </table:table-row>
        <table:table-row table:style-name="ro1">
          <table:table-cell office:value-type="float" office:value="2.191" calcext:value-type="float">
            <text:p>2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821" calcext:value-type="float">
            <text:p>0.0000821</text:p>
          </table:table-cell>
        </table:table-row>
        <table:table-row table:style-name="ro1">
          <table:table-cell office:value-type="float" office:value="2.192" calcext:value-type="float">
            <text:p>2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793" calcext:value-type="float">
            <text:p>0.0000793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766" calcext:value-type="float">
            <text:p>0.0000766</text:p>
          </table:table-cell>
        </table:table-row>
        <table:table-row table:style-name="ro1">
          <table:table-cell office:value-type="float" office:value="2.194" calcext:value-type="float">
            <text:p>2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711" calcext:value-type="float">
            <text:p>0.0000711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2.197" calcext:value-type="float">
            <text:p>2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2.198" calcext:value-type="float">
            <text:p>2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" calcext:value-type="float">
            <text:p>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2.199" calcext:value-type="float">
            <text:p>2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9" calcext:value-type="float">
            <text:p>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2.201" calcext:value-type="float">
            <text:p>2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202" calcext:value-type="float">
            <text:p>2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203" calcext:value-type="float">
            <text:p>2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8" calcext:value-type="float">
            <text:p>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7" calcext:value-type="float">
            <text:p>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6" calcext:value-type="float">
            <text:p>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211" calcext:value-type="float">
            <text:p>2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4" calcext:value-type="float">
            <text:p>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212" calcext:value-type="float">
            <text:p>2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14" calcext:value-type="float">
            <text:p>2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16" calcext:value-type="float">
            <text:p>2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17" calcext:value-type="float">
            <text:p>2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219" calcext:value-type="float">
            <text:p>2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221" calcext:value-type="float">
            <text:p>2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222" calcext:value-type="float">
            <text:p>2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223" calcext:value-type="float">
            <text:p>2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224" calcext:value-type="float">
            <text:p>2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226" calcext:value-type="float">
            <text:p>2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227" calcext:value-type="float">
            <text:p>2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29" calcext:value-type="float">
            <text:p>2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233" calcext:value-type="float">
            <text:p>2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234" calcext:value-type="float">
            <text:p>2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236" calcext:value-type="float">
            <text:p>2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238" calcext:value-type="float">
            <text:p>2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2.239" calcext:value-type="float">
            <text:p>2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241" calcext:value-type="float">
            <text:p>2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2.242" calcext:value-type="float">
            <text:p>2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2.244" calcext:value-type="float">
            <text:p>2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46" calcext:value-type="float">
            <text:p>2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47" calcext:value-type="float">
            <text:p>2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49" calcext:value-type="float">
            <text:p>2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2" calcext:value-type="float">
            <text:p>2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53" calcext:value-type="float">
            <text:p>2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54" calcext:value-type="float">
            <text:p>2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57" calcext:value-type="float">
            <text:p>2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58" calcext:value-type="float">
            <text:p>2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59" calcext:value-type="float">
            <text:p>2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61" calcext:value-type="float">
            <text:p>2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63" calcext:value-type="float">
            <text:p>2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64" calcext:value-type="float">
            <text:p>2.2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66" calcext:value-type="float">
            <text:p>2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67" calcext:value-type="float">
            <text:p>2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69" calcext:value-type="float">
            <text:p>2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71" calcext:value-type="float">
            <text:p>2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72" calcext:value-type="float">
            <text:p>2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73" calcext:value-type="float">
            <text:p>2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74" calcext:value-type="float">
            <text:p>2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6" calcext:value-type="float">
            <text:p>2.2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7" calcext:value-type="float">
            <text:p>2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8" calcext:value-type="float">
            <text:p>2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79" calcext:value-type="float">
            <text:p>2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1" calcext:value-type="float">
            <text:p>2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282" calcext:value-type="float">
            <text:p>2.2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3" calcext:value-type="float">
            <text:p>2.2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4" calcext:value-type="float">
            <text:p>2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86" calcext:value-type="float">
            <text:p>2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87" calcext:value-type="float">
            <text:p>2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88" calcext:value-type="float">
            <text:p>2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89" calcext:value-type="float">
            <text:p>2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291" calcext:value-type="float">
            <text:p>2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292" calcext:value-type="float">
            <text:p>2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294" calcext:value-type="float">
            <text:p>2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6" calcext:value-type="float">
            <text:p>2.2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7" calcext:value-type="float">
            <text:p>2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8" calcext:value-type="float">
            <text:p>2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299" calcext:value-type="float">
            <text:p>2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01" calcext:value-type="float">
            <text:p>2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02" calcext:value-type="float">
            <text:p>2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3" calcext:value-type="float">
            <text:p>2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06" calcext:value-type="float">
            <text:p>2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07" calcext:value-type="float">
            <text:p>2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08" calcext:value-type="float">
            <text:p>2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11" calcext:value-type="float">
            <text:p>2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12" calcext:value-type="float">
            <text:p>2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3" calcext:value-type="float">
            <text:p>2.3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" calcext:value-type="float">
            <text:p>2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16" calcext:value-type="float">
            <text:p>2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17" calcext:value-type="float">
            <text:p>2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19" calcext:value-type="float">
            <text:p>2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21" calcext:value-type="float">
            <text:p>2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2.322" calcext:value-type="float">
            <text:p>2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23" calcext:value-type="float">
            <text:p>2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24" calcext:value-type="float">
            <text:p>2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6" calcext:value-type="float">
            <text:p>2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7" calcext:value-type="float">
            <text:p>2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29" calcext:value-type="float">
            <text:p>2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1" calcext:value-type="float">
            <text:p>2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2" calcext:value-type="float">
            <text:p>2.3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3" calcext:value-type="float">
            <text:p>2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34" calcext:value-type="float">
            <text:p>2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36" calcext:value-type="float">
            <text:p>2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37" calcext:value-type="float">
            <text:p>2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38" calcext:value-type="float">
            <text:p>2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39" calcext:value-type="float">
            <text:p>2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41" calcext:value-type="float">
            <text:p>2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342" calcext:value-type="float">
            <text:p>2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44" calcext:value-type="float">
            <text:p>2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6" calcext:value-type="float">
            <text:p>2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47" calcext:value-type="float">
            <text:p>2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48" calcext:value-type="float">
            <text:p>2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49" calcext:value-type="float">
            <text:p>2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51" calcext:value-type="float">
            <text:p>2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53" calcext:value-type="float">
            <text:p>2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4" calcext:value-type="float">
            <text:p>2.3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6" calcext:value-type="float">
            <text:p>2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57" calcext:value-type="float">
            <text:p>2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58" calcext:value-type="float">
            <text:p>2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61" calcext:value-type="float">
            <text:p>2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62" calcext:value-type="float">
            <text:p>2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63" calcext:value-type="float">
            <text:p>2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64" calcext:value-type="float">
            <text:p>2.3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5" calcext:value-type="float">
            <text:p>2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6" calcext:value-type="float">
            <text:p>2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67" calcext:value-type="float">
            <text:p>2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69" calcext:value-type="float">
            <text:p>2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71" calcext:value-type="float">
            <text:p>2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72" calcext:value-type="float">
            <text:p>2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73" calcext:value-type="float">
            <text:p>2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74" calcext:value-type="float">
            <text:p>2.3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77" calcext:value-type="float">
            <text:p>2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78" calcext:value-type="float">
            <text:p>2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79" calcext:value-type="float">
            <text:p>2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81" calcext:value-type="float">
            <text:p>2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82" calcext:value-type="float">
            <text:p>2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83" calcext:value-type="float">
            <text:p>2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6" calcext:value-type="float">
            <text:p>2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87" calcext:value-type="float">
            <text:p>2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88" calcext:value-type="float">
            <text:p>2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89" calcext:value-type="float">
            <text:p>2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91" calcext:value-type="float">
            <text:p>2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392" calcext:value-type="float">
            <text:p>2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394" calcext:value-type="float">
            <text:p>2.3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5" calcext:value-type="float">
            <text:p>2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96" calcext:value-type="float">
            <text:p>2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397" calcext:value-type="float">
            <text:p>2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98" calcext:value-type="float">
            <text:p>2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399" calcext:value-type="float">
            <text:p>2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02" calcext:value-type="float">
            <text:p>2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03" calcext:value-type="float">
            <text:p>2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04" calcext:value-type="float">
            <text:p>2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6" calcext:value-type="float">
            <text:p>2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07" calcext:value-type="float">
            <text:p>2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09" calcext:value-type="float">
            <text:p>2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11" calcext:value-type="float">
            <text:p>2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12" calcext:value-type="float">
            <text:p>2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13" calcext:value-type="float">
            <text:p>2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14" calcext:value-type="float">
            <text:p>2.4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5" calcext:value-type="float">
            <text:p>2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16" calcext:value-type="float">
            <text:p>2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17" calcext:value-type="float">
            <text:p>2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19" calcext:value-type="float">
            <text:p>2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21" calcext:value-type="float">
            <text:p>2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22" calcext:value-type="float">
            <text:p>2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23" calcext:value-type="float">
            <text:p>2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26" calcext:value-type="float">
            <text:p>2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27" calcext:value-type="float">
            <text:p>2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28" calcext:value-type="float">
            <text:p>2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29" calcext:value-type="float">
            <text:p>2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31" calcext:value-type="float">
            <text:p>2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33" calcext:value-type="float">
            <text:p>2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5" calcext:value-type="float">
            <text:p>2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37" calcext:value-type="float">
            <text:p>2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38" calcext:value-type="float">
            <text:p>2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39" calcext:value-type="float">
            <text:p>2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41" calcext:value-type="float">
            <text:p>2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42" calcext:value-type="float">
            <text:p>2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44" calcext:value-type="float">
            <text:p>2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5" calcext:value-type="float">
            <text:p>2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46" calcext:value-type="float">
            <text:p>2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47" calcext:value-type="float">
            <text:p>2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49" calcext:value-type="float">
            <text:p>2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51" calcext:value-type="float">
            <text:p>2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52" calcext:value-type="float">
            <text:p>2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53" calcext:value-type="float">
            <text:p>2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54" calcext:value-type="float">
            <text:p>2.4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56" calcext:value-type="float">
            <text:p>2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57" calcext:value-type="float">
            <text:p>2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58" calcext:value-type="float">
            <text:p>2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59" calcext:value-type="float">
            <text:p>2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61" calcext:value-type="float">
            <text:p>2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62" calcext:value-type="float">
            <text:p>2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63" calcext:value-type="float">
            <text:p>2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64" calcext:value-type="float">
            <text:p>2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5" calcext:value-type="float">
            <text:p>2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6" calcext:value-type="float">
            <text:p>2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67" calcext:value-type="float">
            <text:p>2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69" calcext:value-type="float">
            <text:p>2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71" calcext:value-type="float">
            <text:p>2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72" calcext:value-type="float">
            <text:p>2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73" calcext:value-type="float">
            <text:p>2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74" calcext:value-type="float">
            <text:p>2.4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76" calcext:value-type="float">
            <text:p>2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77" calcext:value-type="float">
            <text:p>2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78" calcext:value-type="float">
            <text:p>2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79" calcext:value-type="float">
            <text:p>2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81" calcext:value-type="float">
            <text:p>2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82" calcext:value-type="float">
            <text:p>2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83" calcext:value-type="float">
            <text:p>2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6" calcext:value-type="float">
            <text:p>2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87" calcext:value-type="float">
            <text:p>2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89" calcext:value-type="float">
            <text:p>2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91" calcext:value-type="float">
            <text:p>2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92" calcext:value-type="float">
            <text:p>2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494" calcext:value-type="float">
            <text:p>2.4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497" calcext:value-type="float">
            <text:p>2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98" calcext:value-type="float">
            <text:p>2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499" calcext:value-type="float">
            <text:p>2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01" calcext:value-type="float">
            <text:p>2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03" calcext:value-type="float">
            <text:p>2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04" calcext:value-type="float">
            <text:p>2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6" calcext:value-type="float">
            <text:p>2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07" calcext:value-type="float">
            <text:p>2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11" calcext:value-type="float">
            <text:p>2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13" calcext:value-type="float">
            <text:p>2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14" calcext:value-type="float">
            <text:p>2.5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17" calcext:value-type="float">
            <text:p>2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18" calcext:value-type="float">
            <text:p>2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19" calcext:value-type="float">
            <text:p>2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21" calcext:value-type="float">
            <text:p>2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22" calcext:value-type="float">
            <text:p>2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23" calcext:value-type="float">
            <text:p>2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6" calcext:value-type="float">
            <text:p>2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27" calcext:value-type="float">
            <text:p>2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29" calcext:value-type="float">
            <text:p>2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31" calcext:value-type="float">
            <text:p>2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32" calcext:value-type="float">
            <text:p>2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33" calcext:value-type="float">
            <text:p>2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34" calcext:value-type="float">
            <text:p>2.5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36" calcext:value-type="float">
            <text:p>2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37" calcext:value-type="float">
            <text:p>2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38" calcext:value-type="float">
            <text:p>2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39" calcext:value-type="float">
            <text:p>2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41" calcext:value-type="float">
            <text:p>2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42" calcext:value-type="float">
            <text:p>2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43" calcext:value-type="float">
            <text:p>2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6" calcext:value-type="float">
            <text:p>2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47" calcext:value-type="float">
            <text:p>2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48" calcext:value-type="float">
            <text:p>2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49" calcext:value-type="float">
            <text:p>2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51" calcext:value-type="float">
            <text:p>2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52" calcext:value-type="float">
            <text:p>2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53" calcext:value-type="float">
            <text:p>2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54" calcext:value-type="float">
            <text:p>2.5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57" calcext:value-type="float">
            <text:p>2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58" calcext:value-type="float">
            <text:p>2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59" calcext:value-type="float">
            <text:p>2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61" calcext:value-type="float">
            <text:p>2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62" calcext:value-type="float">
            <text:p>2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63" calcext:value-type="float">
            <text:p>2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64" calcext:value-type="float">
            <text:p>2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66" calcext:value-type="float">
            <text:p>2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67" calcext:value-type="float">
            <text:p>2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69" calcext:value-type="float">
            <text:p>2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71" calcext:value-type="float">
            <text:p>2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72" calcext:value-type="float">
            <text:p>2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73" calcext:value-type="float">
            <text:p>2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76" calcext:value-type="float">
            <text:p>2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77" calcext:value-type="float">
            <text:p>2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78" calcext:value-type="float">
            <text:p>2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79" calcext:value-type="float">
            <text:p>2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81" calcext:value-type="float">
            <text:p>2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82" calcext:value-type="float">
            <text:p>2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83" calcext:value-type="float">
            <text:p>2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4" calcext:value-type="float">
            <text:p>2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86" calcext:value-type="float">
            <text:p>2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87" calcext:value-type="float">
            <text:p>2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88" calcext:value-type="float">
            <text:p>2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89" calcext:value-type="float">
            <text:p>2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91" calcext:value-type="float">
            <text:p>2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93" calcext:value-type="float">
            <text:p>2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594" calcext:value-type="float">
            <text:p>2.5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96" calcext:value-type="float">
            <text:p>2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597" calcext:value-type="float">
            <text:p>2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598" calcext:value-type="float">
            <text:p>2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599" calcext:value-type="float">
            <text:p>2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01" calcext:value-type="float">
            <text:p>2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03" calcext:value-type="float">
            <text:p>2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04" calcext:value-type="float">
            <text:p>2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06" calcext:value-type="float">
            <text:p>2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07" calcext:value-type="float">
            <text:p>2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08" calcext:value-type="float">
            <text:p>2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09" calcext:value-type="float">
            <text:p>2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11" calcext:value-type="float">
            <text:p>2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12" calcext:value-type="float">
            <text:p>2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14" calcext:value-type="float">
            <text:p>2.6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17" calcext:value-type="float">
            <text:p>2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18" calcext:value-type="float">
            <text:p>2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19" calcext:value-type="float">
            <text:p>2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21" calcext:value-type="float">
            <text:p>2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22" calcext:value-type="float">
            <text:p>2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23" calcext:value-type="float">
            <text:p>2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6" calcext:value-type="float">
            <text:p>2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27" calcext:value-type="float">
            <text:p>2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28" calcext:value-type="float">
            <text:p>2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31" calcext:value-type="float">
            <text:p>2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33" calcext:value-type="float">
            <text:p>2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34" calcext:value-type="float">
            <text:p>2.6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35" calcext:value-type="float">
            <text:p>2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36" calcext:value-type="float">
            <text:p>2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37" calcext:value-type="float">
            <text:p>2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38" calcext:value-type="float">
            <text:p>2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39" calcext:value-type="float">
            <text:p>2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41" calcext:value-type="float">
            <text:p>2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42" calcext:value-type="float">
            <text:p>2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43" calcext:value-type="float">
            <text:p>2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44" calcext:value-type="float">
            <text:p>2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5" calcext:value-type="float">
            <text:p>2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6" calcext:value-type="float">
            <text:p>2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47" calcext:value-type="float">
            <text:p>2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48" calcext:value-type="float">
            <text:p>2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49" calcext:value-type="float">
            <text:p>2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51" calcext:value-type="float">
            <text:p>2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53" calcext:value-type="float">
            <text:p>2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54" calcext:value-type="float">
            <text:p>2.6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56" calcext:value-type="float">
            <text:p>2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57" calcext:value-type="float">
            <text:p>2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58" calcext:value-type="float">
            <text:p>2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59" calcext:value-type="float">
            <text:p>2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61" calcext:value-type="float">
            <text:p>2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62" calcext:value-type="float">
            <text:p>2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63" calcext:value-type="float">
            <text:p>2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6" calcext:value-type="float">
            <text:p>2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67" calcext:value-type="float">
            <text:p>2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68" calcext:value-type="float">
            <text:p>2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69" calcext:value-type="float">
            <text:p>2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71" calcext:value-type="float">
            <text:p>2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72" calcext:value-type="float">
            <text:p>2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73" calcext:value-type="float">
            <text:p>2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74" calcext:value-type="float">
            <text:p>2.6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76" calcext:value-type="float">
            <text:p>2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77" calcext:value-type="float">
            <text:p>2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78" calcext:value-type="float">
            <text:p>2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79" calcext:value-type="float">
            <text:p>2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81" calcext:value-type="float">
            <text:p>2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82" calcext:value-type="float">
            <text:p>2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83" calcext:value-type="float">
            <text:p>2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84" calcext:value-type="float">
            <text:p>2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6" calcext:value-type="float">
            <text:p>2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87" calcext:value-type="float">
            <text:p>2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89" calcext:value-type="float">
            <text:p>2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691" calcext:value-type="float">
            <text:p>2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92" calcext:value-type="float">
            <text:p>2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693" calcext:value-type="float">
            <text:p>2.6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4" calcext:value-type="float">
            <text:p>2.6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5" calcext:value-type="float">
            <text:p>2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96" calcext:value-type="float">
            <text:p>2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697" calcext:value-type="float">
            <text:p>2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698" calcext:value-type="float">
            <text:p>2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699" calcext:value-type="float">
            <text:p>2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01" calcext:value-type="float">
            <text:p>2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02" calcext:value-type="float">
            <text:p>2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03" calcext:value-type="float">
            <text:p>2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6" calcext:value-type="float">
            <text:p>2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07" calcext:value-type="float">
            <text:p>2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08" calcext:value-type="float">
            <text:p>2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09" calcext:value-type="float">
            <text:p>2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11" calcext:value-type="float">
            <text:p>2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12" calcext:value-type="float">
            <text:p>2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3" calcext:value-type="float">
            <text:p>2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14" calcext:value-type="float">
            <text:p>2.7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16" calcext:value-type="float">
            <text:p>2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17" calcext:value-type="float">
            <text:p>2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718" calcext:value-type="float">
            <text:p>2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19" calcext:value-type="float">
            <text:p>2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21" calcext:value-type="float">
            <text:p>2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22" calcext:value-type="float">
            <text:p>2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23" calcext:value-type="float">
            <text:p>2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24" calcext:value-type="float">
            <text:p>2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6" calcext:value-type="float">
            <text:p>2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27" calcext:value-type="float">
            <text:p>2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29" calcext:value-type="float">
            <text:p>2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31" calcext:value-type="float">
            <text:p>2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32" calcext:value-type="float">
            <text:p>2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33" calcext:value-type="float">
            <text:p>2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37" calcext:value-type="float">
            <text:p>2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39" calcext:value-type="float">
            <text:p>2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41" calcext:value-type="float">
            <text:p>2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42" calcext:value-type="float">
            <text:p>2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43" calcext:value-type="float">
            <text:p>2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44" calcext:value-type="float">
            <text:p>2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46" calcext:value-type="float">
            <text:p>2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47" calcext:value-type="float">
            <text:p>2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48" calcext:value-type="float">
            <text:p>2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49" calcext:value-type="float">
            <text:p>2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51" calcext:value-type="float">
            <text:p>2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52" calcext:value-type="float">
            <text:p>2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53" calcext:value-type="float">
            <text:p>2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54" calcext:value-type="float">
            <text:p>2.7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57" calcext:value-type="float">
            <text:p>2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58" calcext:value-type="float">
            <text:p>2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59" calcext:value-type="float">
            <text:p>2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61" calcext:value-type="float">
            <text:p>2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62" calcext:value-type="float">
            <text:p>2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63" calcext:value-type="float">
            <text:p>2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64" calcext:value-type="float">
            <text:p>2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66" calcext:value-type="float">
            <text:p>2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67" calcext:value-type="float">
            <text:p>2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68" calcext:value-type="float">
            <text:p>2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69" calcext:value-type="float">
            <text:p>2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71" calcext:value-type="float">
            <text:p>2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72" calcext:value-type="float">
            <text:p>2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73" calcext:value-type="float">
            <text:p>2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74" calcext:value-type="float">
            <text:p>2.7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76" calcext:value-type="float">
            <text:p>2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77" calcext:value-type="float">
            <text:p>2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78" calcext:value-type="float">
            <text:p>2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79" calcext:value-type="float">
            <text:p>2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81" calcext:value-type="float">
            <text:p>2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82" calcext:value-type="float">
            <text:p>2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83" calcext:value-type="float">
            <text:p>2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86" calcext:value-type="float">
            <text:p>2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87" calcext:value-type="float">
            <text:p>2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89" calcext:value-type="float">
            <text:p>2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91" calcext:value-type="float">
            <text:p>2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92" calcext:value-type="float">
            <text:p>2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793" calcext:value-type="float">
            <text:p>2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794" calcext:value-type="float">
            <text:p>2.7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96" calcext:value-type="float">
            <text:p>2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797" calcext:value-type="float">
            <text:p>2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98" calcext:value-type="float">
            <text:p>2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799" calcext:value-type="float">
            <text:p>2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01" calcext:value-type="float">
            <text:p>2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02" calcext:value-type="float">
            <text:p>2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03" calcext:value-type="float">
            <text:p>2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06" calcext:value-type="float">
            <text:p>2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07" calcext:value-type="float">
            <text:p>2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09" calcext:value-type="float">
            <text:p>2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11" calcext:value-type="float">
            <text:p>2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12" calcext:value-type="float">
            <text:p>2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13" calcext:value-type="float">
            <text:p>2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14" calcext:value-type="float">
            <text:p>2.8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16" calcext:value-type="float">
            <text:p>2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17" calcext:value-type="float">
            <text:p>2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18" calcext:value-type="float">
            <text:p>2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19" calcext:value-type="float">
            <text:p>2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21" calcext:value-type="float">
            <text:p>2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22" calcext:value-type="float">
            <text:p>2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23" calcext:value-type="float">
            <text:p>2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24" calcext:value-type="float">
            <text:p>2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26" calcext:value-type="float">
            <text:p>2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27" calcext:value-type="float">
            <text:p>2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28" calcext:value-type="float">
            <text:p>2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31" calcext:value-type="float">
            <text:p>2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33" calcext:value-type="float">
            <text:p>2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34" calcext:value-type="float">
            <text:p>2.8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36" calcext:value-type="float">
            <text:p>2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37" calcext:value-type="float">
            <text:p>2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38" calcext:value-type="float">
            <text:p>2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41" calcext:value-type="float">
            <text:p>2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42" calcext:value-type="float">
            <text:p>2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43" calcext:value-type="float">
            <text:p>2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44" calcext:value-type="float">
            <text:p>2.8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5" calcext:value-type="float">
            <text:p>2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46" calcext:value-type="float">
            <text:p>2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47" calcext:value-type="float">
            <text:p>2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48" calcext:value-type="float">
            <text:p>2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49" calcext:value-type="float">
            <text:p>2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51" calcext:value-type="float">
            <text:p>2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53" calcext:value-type="float">
            <text:p>2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54" calcext:value-type="float">
            <text:p>2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57" calcext:value-type="float">
            <text:p>2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58" calcext:value-type="float">
            <text:p>2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59" calcext:value-type="float">
            <text:p>2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61" calcext:value-type="float">
            <text:p>2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63" calcext:value-type="float">
            <text:p>2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64" calcext:value-type="float">
            <text:p>2.8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66" calcext:value-type="float">
            <text:p>2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67" calcext:value-type="float">
            <text:p>2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868" calcext:value-type="float">
            <text:p>2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69" calcext:value-type="float">
            <text:p>2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72" calcext:value-type="float">
            <text:p>2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73" calcext:value-type="float">
            <text:p>2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74" calcext:value-type="float">
            <text:p>2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77" calcext:value-type="float">
            <text:p>2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79" calcext:value-type="float">
            <text:p>2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81" calcext:value-type="float">
            <text:p>2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82" calcext:value-type="float">
            <text:p>2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83" calcext:value-type="float">
            <text:p>2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84" calcext:value-type="float">
            <text:p>2.8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87" calcext:value-type="float">
            <text:p>2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888" calcext:value-type="float">
            <text:p>2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89" calcext:value-type="float">
            <text:p>2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91" calcext:value-type="float">
            <text:p>2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92" calcext:value-type="float">
            <text:p>2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93" calcext:value-type="float">
            <text:p>2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94" calcext:value-type="float">
            <text:p>2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897" calcext:value-type="float">
            <text:p>2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899" calcext:value-type="float">
            <text:p>2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01" calcext:value-type="float">
            <text:p>2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02" calcext:value-type="float">
            <text:p>2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03" calcext:value-type="float">
            <text:p>2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5" calcext:value-type="float">
            <text:p>2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06" calcext:value-type="float">
            <text:p>2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07" calcext:value-type="float">
            <text:p>2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908" calcext:value-type="float">
            <text:p>2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09" calcext:value-type="float">
            <text:p>2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11" calcext:value-type="float">
            <text:p>2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12" calcext:value-type="float">
            <text:p>2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14" calcext:value-type="float">
            <text:p>2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16" calcext:value-type="float">
            <text:p>2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17" calcext:value-type="float">
            <text:p>2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18" calcext:value-type="float">
            <text:p>2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19" calcext:value-type="float">
            <text:p>2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21" calcext:value-type="float">
            <text:p>2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22" calcext:value-type="float">
            <text:p>2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23" calcext:value-type="float">
            <text:p>2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26" calcext:value-type="float">
            <text:p>2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27" calcext:value-type="float">
            <text:p>2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3" calcext:value-type="float">
            <text:p>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29" calcext:value-type="float">
            <text:p>2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31" calcext:value-type="float">
            <text:p>2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32" calcext:value-type="float">
            <text:p>2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33" calcext:value-type="float">
            <text:p>2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34" calcext:value-type="float">
            <text:p>2.9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36" calcext:value-type="float">
            <text:p>2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37" calcext:value-type="float">
            <text:p>2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38" calcext:value-type="float">
            <text:p>2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39" calcext:value-type="float">
            <text:p>2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41" calcext:value-type="float">
            <text:p>2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42" calcext:value-type="float">
            <text:p>2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43" calcext:value-type="float">
            <text:p>2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44" calcext:value-type="float">
            <text:p>2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46" calcext:value-type="float">
            <text:p>2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47" calcext:value-type="float">
            <text:p>2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48" calcext:value-type="float">
            <text:p>2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49" calcext:value-type="float">
            <text:p>2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51" calcext:value-type="float">
            <text:p>2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52" calcext:value-type="float">
            <text:p>2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53" calcext:value-type="float">
            <text:p>2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54" calcext:value-type="float">
            <text:p>2.9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56" calcext:value-type="float">
            <text:p>2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57" calcext:value-type="float">
            <text:p>2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958" calcext:value-type="float">
            <text:p>2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59" calcext:value-type="float">
            <text:p>2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61" calcext:value-type="float">
            <text:p>2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62" calcext:value-type="float">
            <text:p>2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63" calcext:value-type="float">
            <text:p>2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66" calcext:value-type="float">
            <text:p>2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67" calcext:value-type="float">
            <text:p>2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68" calcext:value-type="float">
            <text:p>2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69" calcext:value-type="float">
            <text:p>2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71" calcext:value-type="float">
            <text:p>2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72" calcext:value-type="float">
            <text:p>2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73" calcext:value-type="float">
            <text:p>2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74" calcext:value-type="float">
            <text:p>2.9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77" calcext:value-type="float">
            <text:p>2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978" calcext:value-type="float">
            <text:p>2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79" calcext:value-type="float">
            <text:p>2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81" calcext:value-type="float">
            <text:p>2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82" calcext:value-type="float">
            <text:p>2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83" calcext:value-type="float">
            <text:p>2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84" calcext:value-type="float">
            <text:p>2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86" calcext:value-type="float">
            <text:p>2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88" calcext:value-type="float">
            <text:p>2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89" calcext:value-type="float">
            <text:p>2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91" calcext:value-type="float">
            <text:p>2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2.993" calcext:value-type="float">
            <text:p>2.9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94" calcext:value-type="float">
            <text:p>2.9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96" calcext:value-type="float">
            <text:p>2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2.997" calcext:value-type="float">
            <text:p>2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2.998" calcext:value-type="float">
            <text:p>2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2.999" calcext:value-type="float">
            <text:p>2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01" calcext:value-type="float">
            <text:p>3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02" calcext:value-type="float">
            <text:p>3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03" calcext:value-type="float">
            <text:p>3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04" calcext:value-type="float">
            <text:p>3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06" calcext:value-type="float">
            <text:p>3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07" calcext:value-type="float">
            <text:p>3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08" calcext:value-type="float">
            <text:p>3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09" calcext:value-type="float">
            <text:p>3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11" calcext:value-type="float">
            <text:p>3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12" calcext:value-type="float">
            <text:p>3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3" calcext:value-type="float">
            <text:p>3.0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4" calcext:value-type="float">
            <text:p>3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16" calcext:value-type="float">
            <text:p>3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17" calcext:value-type="float">
            <text:p>3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18" calcext:value-type="float">
            <text:p>3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19" calcext:value-type="float">
            <text:p>3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21" calcext:value-type="float">
            <text:p>3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22" calcext:value-type="float">
            <text:p>3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23" calcext:value-type="float">
            <text:p>3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26" calcext:value-type="float">
            <text:p>3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27" calcext:value-type="float">
            <text:p>3.02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8" calcext:value-type="float">
            <text:p>3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29" calcext:value-type="float">
            <text:p>3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31" calcext:value-type="float">
            <text:p>3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32" calcext:value-type="float">
            <text:p>3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33" calcext:value-type="float">
            <text:p>3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34" calcext:value-type="float">
            <text:p>3.0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36" calcext:value-type="float">
            <text:p>3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37" calcext:value-type="float">
            <text:p>3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38" calcext:value-type="float">
            <text:p>3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39" calcext:value-type="float">
            <text:p>3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41" calcext:value-type="float">
            <text:p>3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43" calcext:value-type="float">
            <text:p>3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44" calcext:value-type="float">
            <text:p>3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46" calcext:value-type="float">
            <text:p>3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47" calcext:value-type="float">
            <text:p>3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49" calcext:value-type="float">
            <text:p>3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51" calcext:value-type="float">
            <text:p>3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52" calcext:value-type="float">
            <text:p>3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53" calcext:value-type="float">
            <text:p>3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54" calcext:value-type="float">
            <text:p>3.0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56" calcext:value-type="float">
            <text:p>3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57" calcext:value-type="float">
            <text:p>3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58" calcext:value-type="float">
            <text:p>3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59" calcext:value-type="float">
            <text:p>3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61" calcext:value-type="float">
            <text:p>3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62" calcext:value-type="float">
            <text:p>3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63" calcext:value-type="float">
            <text:p>3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64" calcext:value-type="float">
            <text:p>3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66" calcext:value-type="float">
            <text:p>3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67" calcext:value-type="float">
            <text:p>3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68" calcext:value-type="float">
            <text:p>3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69" calcext:value-type="float">
            <text:p>3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71" calcext:value-type="float">
            <text:p>3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73" calcext:value-type="float">
            <text:p>3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74" calcext:value-type="float">
            <text:p>3.0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76" calcext:value-type="float">
            <text:p>3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77" calcext:value-type="float">
            <text:p>3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78" calcext:value-type="float">
            <text:p>3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79" calcext:value-type="float">
            <text:p>3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81" calcext:value-type="float">
            <text:p>3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82" calcext:value-type="float">
            <text:p>3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83" calcext:value-type="float">
            <text:p>3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84" calcext:value-type="float">
            <text:p>3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86" calcext:value-type="float">
            <text:p>3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87" calcext:value-type="float">
            <text:p>3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88" calcext:value-type="float">
            <text:p>3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89" calcext:value-type="float">
            <text:p>3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91" calcext:value-type="float">
            <text:p>3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92" calcext:value-type="float">
            <text:p>3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093" calcext:value-type="float">
            <text:p>3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094" calcext:value-type="float">
            <text:p>3.0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097" calcext:value-type="float">
            <text:p>3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098" calcext:value-type="float">
            <text:p>3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099" calcext:value-type="float">
            <text:p>3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01" calcext:value-type="float">
            <text:p>3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03" calcext:value-type="float">
            <text:p>3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04" calcext:value-type="float">
            <text:p>3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06" calcext:value-type="float">
            <text:p>3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07" calcext:value-type="float">
            <text:p>3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08" calcext:value-type="float">
            <text:p>3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09" calcext:value-type="float">
            <text:p>3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11" calcext:value-type="float">
            <text:p>3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12" calcext:value-type="float">
            <text:p>3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13" calcext:value-type="float">
            <text:p>3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14" calcext:value-type="float">
            <text:p>3.1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16" calcext:value-type="float">
            <text:p>3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17" calcext:value-type="float">
            <text:p>3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18" calcext:value-type="float">
            <text:p>3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19" calcext:value-type="float">
            <text:p>3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21" calcext:value-type="float">
            <text:p>3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22" calcext:value-type="float">
            <text:p>3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23" calcext:value-type="float">
            <text:p>3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24" calcext:value-type="float">
            <text:p>3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26" calcext:value-type="float">
            <text:p>3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27" calcext:value-type="float">
            <text:p>3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28" calcext:value-type="float">
            <text:p>3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29" calcext:value-type="float">
            <text:p>3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31" calcext:value-type="float">
            <text:p>3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33" calcext:value-type="float">
            <text:p>3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34" calcext:value-type="float">
            <text:p>3.1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5" calcext:value-type="float">
            <text:p>3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36" calcext:value-type="float">
            <text:p>3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37" calcext:value-type="float">
            <text:p>3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38" calcext:value-type="float">
            <text:p>3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39" calcext:value-type="float">
            <text:p>3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41" calcext:value-type="float">
            <text:p>3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42" calcext:value-type="float">
            <text:p>3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43" calcext:value-type="float">
            <text:p>3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46" calcext:value-type="float">
            <text:p>3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47" calcext:value-type="float">
            <text:p>3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48" calcext:value-type="float">
            <text:p>3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49" calcext:value-type="float">
            <text:p>3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51" calcext:value-type="float">
            <text:p>3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52" calcext:value-type="float">
            <text:p>3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53" calcext:value-type="float">
            <text:p>3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54" calcext:value-type="float">
            <text:p>3.1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5" calcext:value-type="float">
            <text:p>3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56" calcext:value-type="float">
            <text:p>3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57" calcext:value-type="float">
            <text:p>3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58" calcext:value-type="float">
            <text:p>3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59" calcext:value-type="float">
            <text:p>3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61" calcext:value-type="float">
            <text:p>3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62" calcext:value-type="float">
            <text:p>3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63" calcext:value-type="float">
            <text:p>3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64" calcext:value-type="float">
            <text:p>3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65" calcext:value-type="float">
            <text:p>3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66" calcext:value-type="float">
            <text:p>3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67" calcext:value-type="float">
            <text:p>3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69" calcext:value-type="float">
            <text:p>3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71" calcext:value-type="float">
            <text:p>3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72" calcext:value-type="float">
            <text:p>3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73" calcext:value-type="float">
            <text:p>3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74" calcext:value-type="float">
            <text:p>3.1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76" calcext:value-type="float">
            <text:p>3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77" calcext:value-type="float">
            <text:p>3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78" calcext:value-type="float">
            <text:p>3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79" calcext:value-type="float">
            <text:p>3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81" calcext:value-type="float">
            <text:p>3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82" calcext:value-type="float">
            <text:p>3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83" calcext:value-type="float">
            <text:p>3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84" calcext:value-type="float">
            <text:p>3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85" calcext:value-type="float">
            <text:p>3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86" calcext:value-type="float">
            <text:p>3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87" calcext:value-type="float">
            <text:p>3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88" calcext:value-type="float">
            <text:p>3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89" calcext:value-type="float">
            <text:p>3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91" calcext:value-type="float">
            <text:p>3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193" calcext:value-type="float">
            <text:p>3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194" calcext:value-type="float">
            <text:p>3.1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5" calcext:value-type="float">
            <text:p>3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96" calcext:value-type="float">
            <text:p>3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197" calcext:value-type="float">
            <text:p>3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199" calcext:value-type="float">
            <text:p>3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201" calcext:value-type="float">
            <text:p>3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02" calcext:value-type="float">
            <text:p>3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03" calcext:value-type="float">
            <text:p>3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04" calcext:value-type="float">
            <text:p>3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06" calcext:value-type="float">
            <text:p>3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07" calcext:value-type="float">
            <text:p>3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08" calcext:value-type="float">
            <text:p>3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09" calcext:value-type="float">
            <text:p>3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11" calcext:value-type="float">
            <text:p>3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12" calcext:value-type="float">
            <text:p>3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13" calcext:value-type="float">
            <text:p>3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14" calcext:value-type="float">
            <text:p>3.2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5" calcext:value-type="float">
            <text:p>3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17" calcext:value-type="float">
            <text:p>3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218" calcext:value-type="float">
            <text:p>3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19" calcext:value-type="float">
            <text:p>3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21" calcext:value-type="float">
            <text:p>3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22" calcext:value-type="float">
            <text:p>3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23" calcext:value-type="float">
            <text:p>3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24" calcext:value-type="float">
            <text:p>3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26" calcext:value-type="float">
            <text:p>3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27" calcext:value-type="float">
            <text:p>3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28" calcext:value-type="float">
            <text:p>3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29" calcext:value-type="float">
            <text:p>3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31" calcext:value-type="float">
            <text:p>3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32" calcext:value-type="float">
            <text:p>3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33" calcext:value-type="float">
            <text:p>3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34" calcext:value-type="float">
            <text:p>3.2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35" calcext:value-type="float">
            <text:p>3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36" calcext:value-type="float">
            <text:p>3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37" calcext:value-type="float">
            <text:p>3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39" calcext:value-type="float">
            <text:p>3.23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41" calcext:value-type="float">
            <text:p>3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42" calcext:value-type="float">
            <text:p>3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43" calcext:value-type="float">
            <text:p>3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44" calcext:value-type="float">
            <text:p>3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46" calcext:value-type="float">
            <text:p>3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47" calcext:value-type="float">
            <text:p>3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48" calcext:value-type="float">
            <text:p>3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49" calcext:value-type="float">
            <text:p>3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51" calcext:value-type="float">
            <text:p>3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52" calcext:value-type="float">
            <text:p>3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53" calcext:value-type="float">
            <text:p>3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54" calcext:value-type="float">
            <text:p>3.2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5" calcext:value-type="float">
            <text:p>3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56" calcext:value-type="float">
            <text:p>3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57" calcext:value-type="float">
            <text:p>3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258" calcext:value-type="float">
            <text:p>3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59" calcext:value-type="float">
            <text:p>3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61" calcext:value-type="float">
            <text:p>3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62" calcext:value-type="float">
            <text:p>3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63" calcext:value-type="float">
            <text:p>3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65" calcext:value-type="float">
            <text:p>3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66" calcext:value-type="float">
            <text:p>3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67" calcext:value-type="float">
            <text:p>3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68" calcext:value-type="float">
            <text:p>3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69" calcext:value-type="float">
            <text:p>3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71" calcext:value-type="float">
            <text:p>3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72" calcext:value-type="float">
            <text:p>3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73" calcext:value-type="float">
            <text:p>3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74" calcext:value-type="float">
            <text:p>3.2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77" calcext:value-type="float">
            <text:p>3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278" calcext:value-type="float">
            <text:p>3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79" calcext:value-type="float">
            <text:p>3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81" calcext:value-type="float">
            <text:p>3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82" calcext:value-type="float">
            <text:p>3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83" calcext:value-type="float">
            <text:p>3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84" calcext:value-type="float">
            <text:p>3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85" calcext:value-type="float">
            <text:p>3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86" calcext:value-type="float">
            <text:p>3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87" calcext:value-type="float">
            <text:p>3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89" calcext:value-type="float">
            <text:p>3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91" calcext:value-type="float">
            <text:p>3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92" calcext:value-type="float">
            <text:p>3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293" calcext:value-type="float">
            <text:p>3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294" calcext:value-type="float">
            <text:p>3.2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5" calcext:value-type="float">
            <text:p>3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96" calcext:value-type="float">
            <text:p>3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98" calcext:value-type="float">
            <text:p>3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01" calcext:value-type="float">
            <text:p>3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02" calcext:value-type="float">
            <text:p>3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03" calcext:value-type="float">
            <text:p>3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04" calcext:value-type="float">
            <text:p>3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05" calcext:value-type="float">
            <text:p>3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06" calcext:value-type="float">
            <text:p>3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07" calcext:value-type="float">
            <text:p>3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08" calcext:value-type="float">
            <text:p>3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09" calcext:value-type="float">
            <text:p>3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11" calcext:value-type="float">
            <text:p>3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13" calcext:value-type="float">
            <text:p>3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14" calcext:value-type="float">
            <text:p>3.3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5" calcext:value-type="float">
            <text:p>3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16" calcext:value-type="float">
            <text:p>3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17" calcext:value-type="float">
            <text:p>3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318" calcext:value-type="float">
            <text:p>3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19" calcext:value-type="float">
            <text:p>3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22" calcext:value-type="float">
            <text:p>3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23" calcext:value-type="float">
            <text:p>3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24" calcext:value-type="float">
            <text:p>3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26" calcext:value-type="float">
            <text:p>3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27" calcext:value-type="float">
            <text:p>3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28" calcext:value-type="float">
            <text:p>3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29" calcext:value-type="float">
            <text:p>3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31" calcext:value-type="float">
            <text:p>3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32" calcext:value-type="float">
            <text:p>3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33" calcext:value-type="float">
            <text:p>3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34" calcext:value-type="float">
            <text:p>3.3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5" calcext:value-type="float">
            <text:p>3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37" calcext:value-type="float">
            <text:p>3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38" calcext:value-type="float">
            <text:p>3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39" calcext:value-type="float">
            <text:p>3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3.341" calcext:value-type="float">
            <text:p>3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42" calcext:value-type="float">
            <text:p>3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43" calcext:value-type="float">
            <text:p>3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44" calcext:value-type="float">
            <text:p>3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46" calcext:value-type="float">
            <text:p>3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47" calcext:value-type="float">
            <text:p>3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48" calcext:value-type="float">
            <text:p>3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49" calcext:value-type="float">
            <text:p>3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51" calcext:value-type="float">
            <text:p>3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52" calcext:value-type="float">
            <text:p>3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55" calcext:value-type="float">
            <text:p>3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56" calcext:value-type="float">
            <text:p>3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57" calcext:value-type="float">
            <text:p>3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3.358" calcext:value-type="float">
            <text:p>3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59" calcext:value-type="float">
            <text:p>3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61" calcext:value-type="float">
            <text:p>3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62" calcext:value-type="float">
            <text:p>3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63" calcext:value-type="float">
            <text:p>3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64" calcext:value-type="float">
            <text:p>3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65" calcext:value-type="float">
            <text:p>3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66" calcext:value-type="float">
            <text:p>3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67" calcext:value-type="float">
            <text:p>3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68" calcext:value-type="float">
            <text:p>3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69" calcext:value-type="float">
            <text:p>3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71" calcext:value-type="float">
            <text:p>3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72" calcext:value-type="float">
            <text:p>3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73" calcext:value-type="float">
            <text:p>3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74" calcext:value-type="float">
            <text:p>3.3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77" calcext:value-type="float">
            <text:p>3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78" calcext:value-type="float">
            <text:p>3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79" calcext:value-type="float">
            <text:p>3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81" calcext:value-type="float">
            <text:p>3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3.382" calcext:value-type="float">
            <text:p>3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3.383" calcext:value-type="float">
            <text:p>3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3.386" calcext:value-type="float">
            <text:p>3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6T21:00:56.250684116</dc:date>
    <meta:editing-duration>PT6M24S</meta:editing-duration>
    <meta:editing-cycles>1</meta:editing-cycles>
    <meta:document-statistic meta:table-count="1" meta:cell-count="13556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21" chart:maximum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21" chart:maximum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857cm" svg:height="16.794cm" xlink:href=".." xlink:type="simple" chart:class="chart:line" chart:style-name="ch1">
        <chart:title svg:x="13.482cm" svg:y="0.471cm" chart:style-name="ch2">
          <text:p>Sul para cima</text:p>
        </chart:title>
        <chart:subtitle svg:x="13.561cm" svg:y="1.585cm" chart:style-name="ch3">
          <text:p>Altura: 27.5 cm</text:p>
        </chart:subtitle>
        <chart:legend chart:legend-position="end" svg:x="27.269cm" svg:y="7.849cm" style:legend-expansion="high" chart:style-name="ch4"/>
        <chart:plot-area chart:style-name="ch5" table:cell-range-address="l1_sup.A2033:l1_sup.C2222" chart:data-source-has-labels="both" svg:x="1.608cm" svg:y="2.603cm" svg:width="23.906cm" svg:height="12.875cm">
          <chart:coordinate-region svg:x="5.404cm" svg:y="2.802cm" svg:width="19.382cm" svg:height="12.477cm"/>
          <chart:axis chart:dimension="x" chart:name="primary-x" chart:style-name="ch6" chartooo:axis-type="auto">
            <chartooo:date-scale/>
            <chart:title svg:x="12.776cm" svg:y="15.813cm" chart:style-name="ch7">
              <text:p>Tempo (s)</text:p>
            </chart:title>
            <chart:categories table:cell-range-address="l1_sup.A2033:l1_sup.A2222"/>
          </chart:axis>
          <chart:axis chart:dimension="y" chart:name="primary-y" chart:style-name="ch8">
            <chart:title svg:x="0.451cm" svg:y="9.984cm" chart:style-name="ch9">
              <text:p>Corrente (A)</text:p>
            </chart:title>
            <chart:grid chart:style-name="ch10" chart:class="major"/>
          </chart:axis>
          <chart:axis chart:dimension="y" chart:name="secondary-y" chart:style-name="ch11">
            <chart:title svg:x="26.111cm" svg:y="9.891cm" chart:style-name="ch9">
              <text:p>Tensão (V)</text:p>
            </chart:title>
          </chart:axis>
          <chart:series chart:attached-axis="primary-y" chart:style-name="ch12" chart:values-cell-range-address="l1_sup.B2033:l1_sup.B2222" loext:label-string="corrente" chart:class="chart:line">
            <chart:data-point chart:repeated="190"/>
          </chart:series>
          <chart:series chart:attached-axis="secondary-y" chart:style-name="ch13" chart:values-cell-range-address="l1_sup.C2033:l1_sup.C2222" loext:label-string="tensão" chart:class="chart:line">
            <chart:data-point chart:repeated="1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nte</text:p>
              </table:table-cell>
              <table:table-cell office:value-type="string">
                <text:p>tensão</text:p>
              </table:table-cell>
            </table:table-row>
          </table:table-header-rows>
          <table:table-rows>
            <table:table-row>
              <table:table-cell office:value-type="float" office:value="2.03">
                <text:p>2.03</text:p>
                <draw:g>
                  <svg:desc>l1_sup.A2033:l1_sup.A2222</svg:desc>
                </draw:g>
              </table:table-cell>
              <table:table-cell office:value-type="float" office:value="0.000536">
                <text:p>0.000536</text:p>
                <draw:g>
                  <svg:desc>l1_sup.B2033:l1_sup.B2222</svg:desc>
                </draw:g>
              </table:table-cell>
              <table:table-cell office:value-type="float" office:value="0.04">
                <text:p>0.04</text:p>
                <draw:g>
                  <svg:desc>l1_sup.C2033:l1_sup.C2222</svg:desc>
                </draw:g>
              </table:table-cell>
            </table:table-row>
            <table:table-row>
              <table:table-cell office:value-type="float" office:value="2.031">
                <text:p>2.031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.032">
                <text:p>2.032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.033">
                <text:p>2.033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.034">
                <text:p>2.034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035">
                <text:p>2.035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036">
                <text:p>2.036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037">
                <text:p>2.037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038">
                <text:p>2.038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039">
                <text:p>2.039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041">
                <text:p>2.041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042">
                <text:p>2.042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.043">
                <text:p>2.043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044">
                <text:p>2.044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045">
                <text:p>2.045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.046">
                <text:p>2.046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047">
                <text:p>2.047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048">
                <text:p>2.048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.049">
                <text:p>2.049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051">
                <text:p>2.051</text:p>
              </table:table-cell>
              <table:table-cell office:value-type="float" office:value="0.000536">
                <text:p>0.0005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052">
                <text:p>2.052</text:p>
              </table:table-cell>
              <table:table-cell office:value-type="float" office:value="0.000536">
                <text:p>0.0005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053">
                <text:p>2.053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054">
                <text:p>2.054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055">
                <text:p>2.055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056">
                <text:p>2.056</text:p>
              </table:table-cell>
              <table:table-cell office:value-type="float" office:value="0.000536">
                <text:p>0.0005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.057">
                <text:p>2.057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.058">
                <text:p>2.058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059">
                <text:p>2.059</text:p>
              </table:table-cell>
              <table:table-cell office:value-type="float" office:value="0.000536">
                <text:p>0.00053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0.000536">
                <text:p>0.00053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.061">
                <text:p>2.061</text:p>
              </table:table-cell>
              <table:table-cell office:value-type="float" office:value="0.000536">
                <text:p>0.0005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.062">
                <text:p>2.062</text:p>
              </table:table-cell>
              <table:table-cell office:value-type="float" office:value="0.000536">
                <text:p>0.0005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.063">
                <text:p>2.063</text:p>
              </table:table-cell>
              <table:table-cell office:value-type="float" office:value="0.000536">
                <text:p>0.0005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2.064">
                <text:p>2.064</text:p>
              </table:table-cell>
              <table:table-cell office:value-type="float" office:value="0.000536">
                <text:p>0.0005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.065">
                <text:p>2.065</text:p>
              </table:table-cell>
              <table:table-cell office:value-type="float" office:value="0.000536">
                <text:p>0.0005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2.066">
                <text:p>2.066</text:p>
              </table:table-cell>
              <table:table-cell office:value-type="float" office:value="0.000536">
                <text:p>0.0005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2.067">
                <text:p>2.067</text:p>
              </table:table-cell>
              <table:table-cell office:value-type="float" office:value="0.000536">
                <text:p>0.00053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.068">
                <text:p>2.068</text:p>
              </table:table-cell>
              <table:table-cell office:value-type="float" office:value="0.000536">
                <text:p>0.00053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.069">
                <text:p>2.069</text:p>
              </table:table-cell>
              <table:table-cell office:value-type="float" office:value="0.000536">
                <text:p>0.0005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0.000536">
                <text:p>0.0005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.071">
                <text:p>2.071</text:p>
              </table:table-cell>
              <table:table-cell office:value-type="float" office:value="0.000536">
                <text:p>0.00053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.072">
                <text:p>2.072</text:p>
              </table:table-cell>
              <table:table-cell office:value-type="float" office:value="0.000536">
                <text:p>0.00053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2.073">
                <text:p>2.073</text:p>
              </table:table-cell>
              <table:table-cell office:value-type="float" office:value="0.000536">
                <text:p>0.00053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2.074">
                <text:p>2.074</text:p>
              </table:table-cell>
              <table:table-cell office:value-type="float" office:value="0.000536">
                <text:p>0.00053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2.075">
                <text:p>2.075</text:p>
              </table:table-cell>
              <table:table-cell office:value-type="float" office:value="0.000536">
                <text:p>0.0005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.076">
                <text:p>2.076</text:p>
              </table:table-cell>
              <table:table-cell office:value-type="float" office:value="0">
                <text:p>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.077">
                <text:p>2.07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.078">
                <text:p>2.078</text:p>
              </table:table-cell>
              <table:table-cell office:value-type="float" office:value="-0.01">
                <text:p>-0.0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-0.02">
                <text:p>-0.0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-0.03">
                <text:p>-0.0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2.081">
                <text:p>2.081</text:p>
              </table:table-cell>
              <table:table-cell office:value-type="float" office:value="-0.04">
                <text:p>-0.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.082">
                <text:p>2.082</text:p>
              </table:table-cell>
              <table:table-cell office:value-type="float" office:value="-0.05">
                <text:p>-0.0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.083">
                <text:p>2.083</text:p>
              </table:table-cell>
              <table:table-cell office:value-type="float" office:value="-0.06">
                <text:p>-0.0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2.084">
                <text:p>2.084</text:p>
              </table:table-cell>
              <table:table-cell office:value-type="float" office:value="-0.07">
                <text:p>-0.0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2.085">
                <text:p>2.085</text:p>
              </table:table-cell>
              <table:table-cell office:value-type="float" office:value="-0.09">
                <text:p>-0.0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2.086">
                <text:p>2.086</text:p>
              </table:table-cell>
              <table:table-cell office:value-type="float" office:value="-0.1">
                <text:p>-0.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2.087">
                <text:p>2.087</text:p>
              </table:table-cell>
              <table:table-cell office:value-type="float" office:value="-0.12">
                <text:p>-0.1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2.088">
                <text:p>2.088</text:p>
              </table:table-cell>
              <table:table-cell office:value-type="float" office:value="-0.13">
                <text:p>-0.1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.089">
                <text:p>2.089</text:p>
              </table:table-cell>
              <table:table-cell office:value-type="float" office:value="-0.14">
                <text:p>-0.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-0.14">
                <text:p>-0.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2.091">
                <text:p>2.091</text:p>
              </table:table-cell>
              <table:table-cell office:value-type="float" office:value="-0.14">
                <text:p>-0.1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2.092">
                <text:p>2.092</text:p>
              </table:table-cell>
              <table:table-cell office:value-type="float" office:value="-0.14">
                <text:p>-0.1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.093">
                <text:p>2.093</text:p>
              </table:table-cell>
              <table:table-cell office:value-type="float" office:value="-0.13">
                <text:p>-0.1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2.094">
                <text:p>2.094</text:p>
              </table:table-cell>
              <table:table-cell office:value-type="float" office:value="-0.11">
                <text:p>-0.1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2.095">
                <text:p>2.095</text:p>
              </table:table-cell>
              <table:table-cell office:value-type="float" office:value="-0.1">
                <text:p>-0.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2.096">
                <text:p>2.096</text:p>
              </table:table-cell>
              <table:table-cell office:value-type="float" office:value="-0.08">
                <text:p>-0.0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2.097">
                <text:p>2.097</text:p>
              </table:table-cell>
              <table:table-cell office:value-type="float" office:value="-0.06">
                <text:p>-0.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.098">
                <text:p>2.098</text:p>
              </table:table-cell>
              <table:table-cell office:value-type="float" office:value="-0.04">
                <text:p>-0.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.099">
                <text:p>2.099</text:p>
              </table:table-cell>
              <table:table-cell office:value-type="float" office:value="-0.03">
                <text:p>-0.0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01">
                <text:p>-0.0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2.101">
                <text:p>2.101</text:p>
              </table:table-cell>
              <table:table-cell office:value-type="float" office:value="0.000536">
                <text:p>0.00053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.102">
                <text:p>2.102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2.103">
                <text:p>2.103</text:p>
              </table:table-cell>
              <table:table-cell office:value-type="float" office:value="0.000536">
                <text:p>0.00053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float" office:value="2.104">
                <text:p>2.104</text:p>
              </table:table-cell>
              <table:table-cell office:value-type="float" office:value="0.000536">
                <text:p>0.000536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float" office:value="2.105">
                <text:p>2.105</text:p>
              </table:table-cell>
              <table:table-cell office:value-type="float" office:value="0.000536">
                <text:p>0.000536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float" office:value="2.106">
                <text:p>2.106</text:p>
              </table:table-cell>
              <table:table-cell office:value-type="float" office:value="0.000536">
                <text:p>0.000536</text:p>
              </table:table-cell>
              <table:table-cell office:value-type="float" office:value="-2.41">
                <text:p>-2.41</text:p>
              </table:table-cell>
            </table:table-row>
            <table:table-row>
              <table:table-cell office:value-type="float" office:value="2.107">
                <text:p>2.107</text:p>
              </table:table-cell>
              <table:table-cell office:value-type="float" office:value="0.000536">
                <text:p>0.000536</text:p>
              </table:table-cell>
              <table:table-cell office:value-type="float" office:value="-3.03">
                <text:p>-3.03</text:p>
              </table:table-cell>
            </table:table-row>
            <table:table-row>
              <table:table-cell office:value-type="float" office:value="2.108">
                <text:p>2.108</text:p>
              </table:table-cell>
              <table:table-cell office:value-type="float" office:value="0.000536">
                <text:p>0.000536</text:p>
              </table:table-cell>
              <table:table-cell office:value-type="float" office:value="-3.68">
                <text:p>-3.68</text:p>
              </table:table-cell>
            </table:table-row>
            <table:table-row>
              <table:table-cell office:value-type="float" office:value="2.109">
                <text:p>2.109</text:p>
              </table:table-cell>
              <table:table-cell office:value-type="float" office:value="0.000536">
                <text:p>0.000536</text:p>
              </table:table-cell>
              <table:table-cell office:value-type="float" office:value="-4.34">
                <text:p>-4.34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0.000536">
                <text:p>0.000536</text:p>
              </table:table-cell>
              <table:table-cell office:value-type="float" office:value="-4.96">
                <text:p>-4.96</text:p>
              </table:table-cell>
            </table:table-row>
            <table:table-row>
              <table:table-cell office:value-type="float" office:value="2.111">
                <text:p>2.111</text:p>
              </table:table-cell>
              <table:table-cell office:value-type="float" office:value="0.000536">
                <text:p>0.000536</text:p>
              </table:table-cell>
              <table:table-cell office:value-type="float" office:value="-5.49">
                <text:p>-5.49</text:p>
              </table:table-cell>
            </table:table-row>
            <table:table-row>
              <table:table-cell office:value-type="float" office:value="2.112">
                <text:p>2.112</text:p>
              </table:table-cell>
              <table:table-cell office:value-type="float" office:value="0.000536">
                <text:p>0.000536</text:p>
              </table:table-cell>
              <table:table-cell office:value-type="float" office:value="-5.88">
                <text:p>-5.88</text:p>
              </table:table-cell>
            </table:table-row>
            <table:table-row>
              <table:table-cell office:value-type="float" office:value="2.113">
                <text:p>2.113</text:p>
              </table:table-cell>
              <table:table-cell office:value-type="float" office:value="0.000536">
                <text:p>0.000536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float" office:value="2.114">
                <text:p>2.114</text:p>
              </table:table-cell>
              <table:table-cell office:value-type="float" office:value="0.000536">
                <text:p>0.000536</text:p>
              </table:table-cell>
              <table:table-cell office:value-type="float" office:value="-6.17">
                <text:p>-6.17</text:p>
              </table:table-cell>
            </table:table-row>
            <table:table-row>
              <table:table-cell office:value-type="float" office:value="2.115">
                <text:p>2.115</text:p>
              </table:table-cell>
              <table:table-cell office:value-type="float" office:value="0.000536">
                <text:p>0.000536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float" office:value="2.116">
                <text:p>2.116</text:p>
              </table:table-cell>
              <table:table-cell office:value-type="float" office:value="0.000536">
                <text:p>0.000536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float" office:value="2.117">
                <text:p>2.117</text:p>
              </table:table-cell>
              <table:table-cell office:value-type="float" office:value="0.000536">
                <text:p>0.000536</text:p>
              </table:table-cell>
              <table:table-cell office:value-type="float" office:value="-5.46">
                <text:p>-5.46</text:p>
              </table:table-cell>
            </table:table-row>
            <table:table-row>
              <table:table-cell office:value-type="float" office:value="2.118">
                <text:p>2.118</text:p>
              </table:table-cell>
              <table:table-cell office:value-type="float" office:value="0.000536">
                <text:p>0.000536</text:p>
              </table:table-cell>
              <table:table-cell office:value-type="float" office:value="-4.98">
                <text:p>-4.98</text:p>
              </table:table-cell>
            </table:table-row>
            <table:table-row>
              <table:table-cell office:value-type="float" office:value="2.119">
                <text:p>2.119</text:p>
              </table:table-cell>
              <table:table-cell office:value-type="float" office:value="0.000536">
                <text:p>0.000536</text:p>
              </table:table-cell>
              <table:table-cell office:value-type="float" office:value="-4.44">
                <text:p>-4.44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0.000536">
                <text:p>0.000536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float" office:value="2.121">
                <text:p>2.121</text:p>
              </table:table-cell>
              <table:table-cell office:value-type="float" office:value="0.000536">
                <text:p>0.000536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float" office:value="2.122">
                <text:p>2.122</text:p>
              </table:table-cell>
              <table:table-cell office:value-type="float" office:value="0.000536">
                <text:p>0.000536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float" office:value="2.123">
                <text:p>2.123</text:p>
              </table:table-cell>
              <table:table-cell office:value-type="float" office:value="0.000536">
                <text:p>0.000536</text:p>
              </table:table-cell>
              <table:table-cell office:value-type="float" office:value="-2.46">
                <text:p>-2.46</text:p>
              </table:table-cell>
            </table:table-row>
            <table:table-row>
              <table:table-cell office:value-type="float" office:value="2.124">
                <text:p>2.124</text:p>
              </table:table-cell>
              <table:table-cell office:value-type="float" office:value="0.000536">
                <text:p>0.000536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float" office:value="2.125">
                <text:p>2.125</text:p>
              </table:table-cell>
              <table:table-cell office:value-type="float" office:value="0.000536">
                <text:p>0.00053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float" office:value="2.126">
                <text:p>2.126</text:p>
              </table:table-cell>
              <table:table-cell office:value-type="float" office:value="0.000536">
                <text:p>0.000536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float" office:value="2.127">
                <text:p>2.127</text:p>
              </table:table-cell>
              <table:table-cell office:value-type="float" office:value="0.000536">
                <text:p>0.00053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2.128">
                <text:p>2.128</text:p>
              </table:table-cell>
              <table:table-cell office:value-type="float" office:value="0.000536">
                <text:p>0.00053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float" office:value="2.129">
                <text:p>2.129</text:p>
              </table:table-cell>
              <table:table-cell office:value-type="float" office:value="0.000536">
                <text:p>0.00053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0.000536">
                <text:p>0.000536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float" office:value="2.131">
                <text:p>2.131</text:p>
              </table:table-cell>
              <table:table-cell office:value-type="float" office:value="0.000536">
                <text:p>0.00053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float" office:value="2.132">
                <text:p>2.132</text:p>
              </table:table-cell>
              <table:table-cell office:value-type="float" office:value="0.000536">
                <text:p>0.000536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float" office:value="2.133">
                <text:p>2.133</text:p>
              </table:table-cell>
              <table:table-cell office:value-type="float" office:value="0.000536">
                <text:p>0.00053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float" office:value="2.134">
                <text:p>2.134</text:p>
              </table:table-cell>
              <table:table-cell office:value-type="float" office:value="0.000536">
                <text:p>0.00053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2.135">
                <text:p>2.135</text:p>
              </table:table-cell>
              <table:table-cell office:value-type="float" office:value="0.000536">
                <text:p>0.00053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2.136">
                <text:p>2.136</text:p>
              </table:table-cell>
              <table:table-cell office:value-type="float" office:value="0.000536">
                <text:p>0.00053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2.137">
                <text:p>2.137</text:p>
              </table:table-cell>
              <table:table-cell office:value-type="float" office:value="0.000536">
                <text:p>0.00053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2.138">
                <text:p>2.138</text:p>
              </table:table-cell>
              <table:table-cell office:value-type="float" office:value="0.000536">
                <text:p>0.00053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2.139">
                <text:p>2.139</text:p>
              </table:table-cell>
              <table:table-cell office:value-type="float" office:value="0.000536">
                <text:p>0.00053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0.000536">
                <text:p>0.00053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2.141">
                <text:p>2.141</text:p>
              </table:table-cell>
              <table:table-cell office:value-type="float" office:value="0.000536">
                <text:p>0.0005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42">
                <text:p>2.142</text:p>
              </table:table-cell>
              <table:table-cell office:value-type="float" office:value="0.000536">
                <text:p>0.0005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2.143">
                <text:p>2.14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2.144">
                <text:p>2.14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.145">
                <text:p>2.14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.146">
                <text:p>2.14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2.147">
                <text:p>2.14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2.148">
                <text:p>2.14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.149">
                <text:p>2.149</text:p>
              </table:table-cell>
              <table:table-cell office:value-type="float" office:value="0.000536">
                <text:p>0.000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2.151">
                <text:p>2.151</text:p>
              </table:table-cell>
              <table:table-cell office:value-type="float" office:value="0.000536">
                <text:p>0.0005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.152">
                <text:p>2.152</text:p>
              </table:table-cell>
              <table:table-cell office:value-type="float" office:value="0.000536">
                <text:p>0.00053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2.153">
                <text:p>2.153</text:p>
              </table:table-cell>
              <table:table-cell office:value-type="float" office:value="0.000536">
                <text:p>0.00053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2.154">
                <text:p>2.154</text:p>
              </table:table-cell>
              <table:table-cell office:value-type="float" office:value="0.000536">
                <text:p>0.00053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2.155">
                <text:p>2.155</text:p>
              </table:table-cell>
              <table:table-cell office:value-type="float" office:value="0.000536">
                <text:p>0.0005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2.156">
                <text:p>2.156</text:p>
              </table:table-cell>
              <table:table-cell office:value-type="float" office:value="0.000536">
                <text:p>0.0005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2.157">
                <text:p>2.157</text:p>
              </table:table-cell>
              <table:table-cell office:value-type="float" office:value="0.000536">
                <text:p>0.00053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2.158">
                <text:p>2.158</text:p>
              </table:table-cell>
              <table:table-cell office:value-type="float" office:value="0.000536">
                <text:p>0.00053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2.159">
                <text:p>2.159</text:p>
              </table:table-cell>
              <table:table-cell office:value-type="float" office:value="0.000536">
                <text:p>0.00053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0.000536">
                <text:p>0.00053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2.161">
                <text:p>2.161</text:p>
              </table:table-cell>
              <table:table-cell office:value-type="float" office:value="0.000536">
                <text:p>0.00053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2.162">
                <text:p>2.162</text:p>
              </table:table-cell>
              <table:table-cell office:value-type="float" office:value="0.000536">
                <text:p>0.00053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2.163">
                <text:p>2.163</text:p>
              </table:table-cell>
              <table:table-cell office:value-type="float" office:value="0.000536">
                <text:p>0.0005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2.164">
                <text:p>2.164</text:p>
              </table:table-cell>
              <table:table-cell office:value-type="float" office:value="0.000536">
                <text:p>0.0005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65">
                <text:p>2.16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2.166">
                <text:p>2.166</text:p>
              </table:table-cell>
              <table:table-cell office:value-type="float" office:value="0.000536">
                <text:p>0.00053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2.167">
                <text:p>2.167</text:p>
              </table:table-cell>
              <table:table-cell office:value-type="float" office:value="0.000536">
                <text:p>0.00053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2.168">
                <text:p>2.168</text:p>
              </table:table-cell>
              <table:table-cell office:value-type="float" office:value="0.000536">
                <text:p>0.0005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.169">
                <text:p>2.169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0.000536">
                <text:p>0.000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2.171">
                <text:p>2.17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.172">
                <text:p>2.17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2.173">
                <text:p>2.17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2.174">
                <text:p>2.17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.175">
                <text:p>2.17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2.176">
                <text:p>2.17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2.177">
                <text:p>2.17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2.178">
                <text:p>2.178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179">
                <text:p>2.179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.181">
                <text:p>2.181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182">
                <text:p>2.182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.183">
                <text:p>2.183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184">
                <text:p>2.184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185">
                <text:p>2.185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186">
                <text:p>2.186</text:p>
              </table:table-cell>
              <table:table-cell office:value-type="float" office:value="0.000536">
                <text:p>0.0005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.187">
                <text:p>2.187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.188">
                <text:p>2.188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189">
                <text:p>2.189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191">
                <text:p>2.191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192">
                <text:p>2.192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.193">
                <text:p>2.193</text:p>
              </table:table-cell>
              <table:table-cell office:value-type="float" office:value="0.000536">
                <text:p>0.0005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.194">
                <text:p>2.194</text:p>
              </table:table-cell>
              <table:table-cell office:value-type="float" office:value="0.000536">
                <text:p>0.0005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.195">
                <text:p>2.195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196">
                <text:p>2.196</text:p>
              </table:table-cell>
              <table:table-cell office:value-type="float" office:value="0.000536">
                <text:p>0.000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.197">
                <text:p>2.197</text:p>
              </table:table-cell>
              <table:table-cell office:value-type="float" office:value="0.000536">
                <text:p>0.0005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.198">
                <text:p>2.198</text:p>
              </table:table-cell>
              <table:table-cell office:value-type="float" office:value="0.000536">
                <text:p>0.0005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.199">
                <text:p>2.199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00536">
                <text:p>0.00053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.201">
                <text:p>2.201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202">
                <text:p>2.202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203">
                <text:p>2.203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204">
                <text:p>2.204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205">
                <text:p>2.205</text:p>
              </table:table-cell>
              <table:table-cell office:value-type="float" office:value="0.000536">
                <text:p>0.0005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.206">
                <text:p>2.206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.207">
                <text:p>2.207</text:p>
              </table:table-cell>
              <table:table-cell office:value-type="float" office:value="0.000536">
                <text:p>0.00053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.208">
                <text:p>2.208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209">
                <text:p>2.209</text:p>
              </table:table-cell>
              <table:table-cell office:value-type="float" office:value="0.000536">
                <text:p>0.00053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0.000536">
                <text:p>0.000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.211">
                <text:p>2.211</text:p>
              </table:table-cell>
              <table:table-cell office:value-type="float" office:value="0.000536">
                <text:p>0.0005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.212">
                <text:p>2.212</text:p>
              </table:table-cell>
              <table:table-cell office:value-type="float" office:value="0.000536">
                <text:p>0.000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.213">
                <text:p>2.213</text:p>
              </table:table-cell>
              <table:table-cell office:value-type="float" office:value="0.000536">
                <text:p>0.0005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.214">
                <text:p>2.214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.215">
                <text:p>2.21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2.216">
                <text:p>2.21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2.217">
                <text:p>2.21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2.218">
                <text:p>2.21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2.219">
                <text:p>2.21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